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paragraph-properties fo:text-align="center" style:justify-single-word="false"/>
      <style:text-properties style:font-name="Georgia" fo:font-size="10.5pt" style:font-size-asian="10.5pt" style:font-size-complex="10.5pt"/>
    </style:style>
    <style:style style:name="P3" style:family="paragraph" style:parent-style-name="Title" style:master-page-name="Standard">
      <style:paragraph-properties style:page-number="auto"/>
      <style:text-properties style:font-name="Georgia"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ecoming A Great House of God</text:p>
      <text:p text:style-name="P2"/>
      <text:p text:style-name="P1"><text:span text:style-name="T1">Read:</text:span> II Timothy 2:19-26</text:p>
      <text:p text:style-name="P1"><text:s/></text:p>
      <text:p text:style-name="P1"><text:span text:style-name="T1">Text:</text:span> II Timothy 2:20 “But in a great house there are not only vessels of gold and of silver, but also of wood and of earth; and some to honour, and some to dishonour.”</text:p>
      <text:p text:style-name="P1"/>
      <text:p text:style-name="P1"><text:span text:style-name="T1">Introduction:</text:span> I want to encourage you to begin expecting God to move and grow this church. I read this scripture this week and was struck with how appropriate it would be for this mornings message. </text:p>
      <text:p text:style-name="P1"><text:s text:c="2"/>The first verse that I read starts with the foundation of God. He is the only foundation to build the body of Christ on. In these verses there are contrasts. There are some things to get rid of and some things to acquire. I will refer to them as things to flush and things to fill. It is not enough to rid our lives of negatives if we do not replace them with positives. It is not enough to get rid of our sin if we don’t replace our sin with a righteous life.</text:p>
      <text:p text:style-name="P1"/>
      <text:p text:style-name="P1"><text:span text:style-name="T1">Flush:</text:span> In verse 20 we find several things to flush out of our life. We are told to rid ourselves of wood, dirt, and dishonorable things. Wood and earth refer to things of lesser value in our lives. These are the time and energy wasters. These are things that tie up large amounts of time with little eternal value. If we would be a Great House of God we need to remove things that use up our resources that are not of great worth. </text:p>
      <text:p text:style-name="P1"><text:s text:c="2"/>When the word dishonor refers to disgrace, reproach, and shame. There are far too many Christians who bring disgrace to the name of Christ. Their life is no example of how Christ looks.</text:p>
      <text:p text:style-name="P1"/>
      <text:p text:style-name="P1"><text:span text:style-name="T1">Fill:</text:span> This verse tells us that as we are discarding these negative things we are to acquire gold, silver, <text:s/>&amp; honor. We are instructed that a component of greatness is to hang on to things of great value. For a young boy or girl it is important that we maintain virtue &amp; chastity. This is of great value and is being discarded at an alarming rate among Christian youth. I like what I read on a church marquee this week. It said: “Your word is something that you can give away and keep at the same time.” Your integrity is a thing of great value God wants His church to have integrity. There is a church in Cumberland, MD that always pays their rent late. The landlord tells everyone about it. What does this say about their integrity?</text:p>
      <text:p text:style-name="P1"/>
      <text:p text:style-name="P1"><text:span text:style-name="T1">Flush:</text:span> Paul tells them to rid themselves of youthful passions/lusts in verse 22. What Paul is talking about here are the things that we put little thought into. Being young has a great disadvantage over those who are older. Older people have experience. We can learn through the mistakes of others however most of us lived impulsively and made our own. Young people do not take their own mortality seriously enough. They will do dangerous things and laugh at a parent who points out the obvious danger. Paul is telling us to get rid of impulsive decisions and do the harder thing because it is right.</text:p>
      <text:p text:style-name="P1"/>
      <text:p text:style-name="P1"><text:span text:style-name="T1">Fill:</text:span> righteousness, faith, charity, peace, and fellowship. Righteous means living in a justified state. Faith refers to living by a moral conviction. Charity is loving combined with giving. Peace is the heart result of living right. Fellowship is living right with the right people.</text:p>
      <text:p text:style-name="P1"/>
      <text:p text:style-name="P1"><text:span text:style-name="T1">Flush:</text:span> Useless questions, ignorant arguments, and strife. Who cares how many angels can sit on the point of a pin? Someone asked: “Can God make a mountain so big that He could not move it?” These are foolish questions. Christians argue over ignorant things. The lost are going to hell while we argue over things of little or no importance. God didn’t call us to win useless arguments. He wants us to win men.</text:p>
      <text:p text:style-name="P1"/>
      <text:p text:style-name="P1"><text:span text:style-name="T1">Fill:</text:span> gentleness, teachableness, patience, meekness, repentance, &amp; deliverance. A great house of God is marked by gentleness and not harshness. A great house of God is filled with saints that are teachable. Patience is the mark of maturity in Christ. Patience is the visible manifestation of the trust we have in our Savior. Meekness is humility dressed in confidence.</text:p>
      <text:p text:style-name="P1"><text:s text:c="2"/>Great people of God are eager to repent of anything and everything that they find in their lives that is displeasing to God. They don’t def-end and justify misdeeds. This is why they find deliverance when others continue to struggle with sin.</text:p>
      <text:p text:style-name="P1"/>
      <text:p text:style-name="P1"><text:span text:style-name="T1">Conclude:</text:span> We stand on the edge of becoming a great house of God. How is that going to happen? Is it by finding a dynamic pastor? No it is by learning what to flush and filling ourselves with what God wants for us. It is in becoming a great house for God to dwell in personal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itle" style:family="paragraph" style:parent-style-name="Standard" style:next-style-name="Subtitle" style:class="chapter">
      <style:paragraph-properties fo:text-align="center" style:justify-single-word="false"/>
      <style:text-properties fo:font-size="14pt"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Becoming A Great House of God</dc:title>
    <meta:initial-creator>Joel Tice</meta:initial-creator>
    <meta:creation-date>2008-03-01T23:29:00</meta:creation-date>
    <dc:creator>j </dc:creator>
    <dc:date>2020-04-10T15:34:10.13</dc:date>
    <meta:print-date>2008-03-02T04:57:00</meta:print-date>
    <meta:editing-cycles>8</meta:editing-cycles>
    <meta:editing-duration>PT6H27M</meta:editing-duration>
    <meta:document-statistic meta:table-count="0" meta:image-count="0" meta:object-count="0" meta:page-count="1" meta:paragraph-count="15" meta:word-count="809" meta:character-count="4413"/>
    <meta:generator>OpenOffice/4.1.3$Win32 OpenOffice.org_project/413m1$Build-9783</meta:generator>
  </office:meta>
</office:document-meta>
</file>